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Heading_20_1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qk11lkhftk3w"/>Heading 1</text:p>
      <text:p text:style-name="Heading_20_2"><text:bookmark text:name="_5t2fgmi7uo4g"/>Heading 2</text:p>
      <text:p text:style-name="Heading_20_3"><text:bookmark text:name="_h7gjxudor4d1"/>Heading 3</text:p>
      <text:p text:style-name="Heading_20_4"><text:bookmark text:name="_jirt7ahtawl"/>Heading 4</text:p>
      <text:p text:style-name="Heading_20_5"><text:bookmark text:name="_54zodvtahpot"/>Heading 5</text:p>
      <text:p text:style-name="Heading_20_6"><text:bookmark text:name="_7xj2z1ci3xmg"/>Heading 6</text:p>
      <text:p text:style-name="Standard">Normal text</text:p>
      <text:p text:style-name="Standard"/>
      <text:list xml:id="list3704130727" text:style-name="WWNum3">
        <text:list-item>
          <text:p text:style-name="P1">Bullet</text:p>
        </text:list-item>
      </text:list>
      <text:list xml:id="list3606869208" text:style-name="WWNum2">
        <text:list-item>
          <text:p text:style-name="P2">Dash</text:p>
        </text:list-item>
      </text:list>
      <text:list xml:id="list2863459828" text:style-name="WWNum1">
        <text:list-item>
          <text:p text:style-name="P3">Number</text:p>
        </text:list-item>
        <text:list-item>
          <text:p text:style-name="P3">Number2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22" meta:character-count="94" meta:non-whitespace-character-count="87"/>
    <meta:generator>LibreOfficeDev/6.0.5.2$Linux_X86_64 LibreOffice_project/</meta:generator>
  </office:meta>
</office:document-meta>
</file>